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stem-ui" svg:font-family="system-ui, apple-system, BlinkMacSystemFont, 'Segoe UI', Roboto, Oxygen, Ubuntu, Cantarell, 'Open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3c4043" style:font-name="system-ui" fo:font-size="12pt" fo:letter-spacing="normal" fo:font-style="normal" fo:font-weight="normal"/>
    </style:style>
    <style:style style:name="T2" style:family="text">
      <style:text-properties fo:font-variant="normal" fo:text-transform="none" fo:color="#3c4043" fo:letter-spacing="normal"/>
    </style:style>
    <style:style style:name="T3" style:family="text">
      <style:text-properties fo:font-variant="normal" fo:text-transform="none" style:font-name="system-ui" fo:font-size="12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0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g O Notation and Algorithm Interview Concepts</text:p>
      <text:p text:style-name="Standard"/>
      <text:p text:style-name="Standard">Big O Notation:</text:p>
      <text:list xml:id="list2220811530308334889" text:style-name="L1">
        <text:list-item>
          <text:p text:style-name="P1">Solves the problem of which implementation is the best to use</text:p>
        </text:list-item>
        <text:list-item>
          <text:p text:style-name="P1">About EFFICIENCY</text:p>
        </text:list-item>
        <text:list-item>
          <text:p text:style-name="P1">Example: to reverse a word can parse string with loop backwards and concat a new word. <text:s/>Or can use str.split('').reverse().join</text:p>
        </text:list-item>
      </text:list>
      <text:p text:style-name="Standard"/>
      <text:p text:style-name="Standard">Chrome snippets:</text:p>
      <text:p text:style-name="Standard"><text:span text:style-name="T1">If you find yourself running the same code in the </text:span><text:a xlink:type="simple" xlink:href="https://developer.chrome.com/docs/devtools/console/" text:style-name="Internet_20_link" text:visited-style-name="Visited_20_Internet_20_Link"><text:span text:style-name="Strong_20_Emphasis"><text:span text:style-name="T3">Console</text:span></text:span></text:a><text:span text:style-name="T2"> </text:span><text:span text:style-name="T1">repeatedly, consider saving the code as a Snippet instead. Snippets are scripts that you author in the </text:span><text:a xlink:type="simple" xlink:href="https://developer.chrome.com/docs/devtools/sources/" text:style-name="Internet_20_link" text:visited-style-name="Visited_20_Internet_20_Link"><text:span text:style-name="Strong_20_Emphasis"><text:span text:style-name="T3">Sources</text:span></text:span></text:a><text:a xlink:type="simple" xlink:href="https://developer.chrome.com/docs/devtools/sources/" text:style-name="Internet_20_link" text:visited-style-name="Visited_20_Internet_20_Link"><text:span text:style-name="T3"> panel</text:span></text:a><text:span text:style-name="T1">. They have access to the page's JavaScript context, and you can run them on any page. Snippets are an alternative to </text:span><text:a xlink:type="simple" xlink:href="https://en.wikipedia.org/wiki/Bookmarklet" text:style-name="Internet_20_link" text:visited-style-name="Visited_20_Internet_20_Link"><text:span text:style-name="T3">bookmarklets</text:span></text:a><text:span text:style-name="T1">. Firefox DevTools has a feature similar to Snippets called </text:span><text:a xlink:type="simple" xlink:href="https://developer.mozilla.org/en-US/docs/Tools/Scratchpad" text:style-name="Internet_20_link" text:visited-style-name="Visited_20_Internet_20_Link"><text:span text:style-name="T3">Scratchpad</text:span></text:a><text:span text:style-name="T1">.</text:span> </text:p>
      <text:p text:style-name="Standard"><text:tab/>ctrl-J</text:p>
      <text:p text:style-name="Standard"><text:tab/>sources</text:p>
      <text:p text:style-name="Standard"><text:tab/>snippets</text:p>
      <text:p text:style-name="Standard"><text:tab/>write it</text:p>
      <text:p text:style-name="Standard"><text:tab/>ctrl-enter to run</text:p>
      <text:p text:style-name="Standard"/>
      <text:p text:style-name="Standard">- problem with timers - inconsistent, other processes, from machine to machine, etc.</text:p>
      <text:p text:style-name="Standard">- CAN use benchmarketing tests if thousands</text:p>
      <text:p text:style-name="Standard">- Instead:</text:p>
      <text:p text:style-name="Standard"><text:tab/><text:span text:style-name="T5">- Count the number of simple operations</text:span></text:p>
      <text:p text:style-name="Standard"/>
      <text:p text:style-name="P2">Counting Operations:</text:p>
      <text:p text:style-name="Standard">- Adding up successive numbers: <text:s/><text:tab/></text:p>
      <text:p text:style-name="Standard"><text:tab/>- total = n*(n+1)/2 is only 3 operations </text:p>
      <text:p text:style-name="Standard"><text:tab/>- vs a loop which has as many as you have n<text:line-break/><text:soft-page-break/><text:tab/>if n doubles, # of operations double<text:line-break/></text:p>
      <text:p text:style-name="Standard"/>
      <text:p text:style-name="P2">Big O Notation</text:p>
      <text:p text:style-name="Standard">- a rough performance function/category</text:p>
      <text:p text:style-name="Standard">- formalizing fuzzy math - wee only care about rough trends - comparisons start getting clear in the tens of thousands...</text:p>
      <text:p text:style-name="P2">**** how the runtime of the algrothithm grows as the number of inputs grow</text:p>
      <text:p text:style-name="Standard"/>
      <text:p text:style-name="P2">An <text:s/>algorithm is O(f(n)) if number of simple operations is eventually less than a constant times f(n), as n increases.</text:p>
      <text:p text:style-name="Standard"/>
      <text:p text:style-name="Standard">- f(n) is a function to describe the line that the curves straightens out to when there are enough inputs.</text:p>
      <text:p text:style-name="Standard"/>
      <text:p text:style-name="Standard">Most common:</text:p>
      <text:p text:style-name="Standard">- <text:span text:style-name="T6">O(1) = 1 <text:s/></text:span><text:s text:c="5"/>//<text:span text:style-name="T5">constant time function</text:span> - the <text:span text:style-name="T5">same # of operations</text:span> no matter how many inputs. <text:s/>No loops.</text:p>
      <text:p text:style-name="Standard">- <text:span text:style-name="T6">O(n) = n <text:s text:c="2"/></text:span><text:s text:c="5"/>//<text:span text:style-name="T5">linear</text:span> <text:span text:style-name="T5">time function</text:span>- a function like where there is a loop/sequence that repeats n number of times <text:span text:style-name="T5">proportional</text:span> increase in runtime</text:p>
      <text:p text:style-name="Standard">- <text:span text:style-name="T6">O(n^2) = n^2 <text:s/></text:span><text:s/>//quadratic equation - <text:span text:style-name="T5">quadratic time function</text:span> - like a loop within a loop - worst: longest by far</text:p>
      <text:p text:style-name="Standard"/>
      <text:p text:style-name="Standard">- said as "this algorithm<text:span text:style-name="T5"> 'runs in</text:span> O(n)' "</text:p>
      <text:p text:style-name="Standard"/>
      <text:p text:style-name="Standard">ONLY CONCERN SELF WITH ABSOLUTE WORST CASE SCENARIO for efficiency analysis</text:p>
      <text:p text:style-name="Standard"/>
      <text:p text:style-name="P2">Examples:</text:p>
      <text:p text:style-name="P3">All Even() example:</text:p>
      <text:p text:style-name="Standard"><text:s/>- loop numbers, if any are not even return false, else return true</text:p>
      <text:p text:style-name="Standard">- grows in proportion with n because of loop -(assume a giant array of <text:soft-page-break/>even numbers) -&gt; <text:span text:style-name="T5">runs in O(n)</text:span></text:p>
      <text:p text:style-name="Standard"/>
      <text:p text:style-name="P2">Simplifying Big O Expressions</text:p>
      <text:p text:style-name="Standard"/>
      <text:p text:style-name="Standard">- <text:span text:style-name="T5">constants do not matter</text:span> (even 1000 operations, as long as same amount regardless of input size is always O(1)</text:p>
      <text:p text:style-name="Standard">- <text:span text:style-name="T5">Smaller terms don't matter </text:span><text:line-break/>(n^2+n still just = n^2)</text:p>
      <text:p text:style-name="Standard"/>
      <text:p text:style-name="Standard"/>
      <text:p text:style-name="P2">Helpful Hints</text:p>
      <text:p text:style-name="Standard">- arithmetic operations are all constant O(1)</text:p>
      <text:p text:style-name="Standard">- variable assignment is constant O(1)</text:p>
      <text:p text:style-name="Standard">- accessing elements in array by index or object by key is also constant O(1)</text:p>
      <text:p text:style-name="Standard"/>
      <text:p text:style-name="Standard">- <text:span text:style-name="T5">Loops</text:span></text:p>
      <text:p text:style-name="Standard"><text:span text:style-name="T5">Evaluate by: <text:s/>length of loop x complexity of what is in the loop</text:span></text:p>
      <text:p text:style-name="Standard"><text:s text:c="2"/>- if simple operations inside one loop = <text:span text:style-name="T5">O(n) </text:span><text:span text:style-name="T4">(if looping n times)</text:span></text:p>
      <text:p text:style-name="Standard"><text:s text:c="2"/>- If <text:span text:style-name="T5">nested loops</text:span>: <text:s/></text:p>
      <text:p text:style-name="Standard"><text:s text:c="5"/>= loop 1 * loop 2 </text:p>
      <text:p text:style-name="Standard"><text:s text:c="5"/>= (O(n)) * (O(n)) </text:p>
      <text:p text:style-name="Standard"><text:s text:c="5"/>= <text:span text:style-name="T5">O(n^2)</text:span></text:p>
      <text:p text:style-name="P2"/>
      <text:p text:style-name="P2">Comparing BigO and Logs:</text:p>
      <text:p text:style-name="Standard"/>
      <text:p text:style-name="P2">Best to Worst:</text:p>
      <text:p text:style-name="P2">O(1)</text:p>
      <text:p text:style-name="P2">O(n)</text:p>
      <text:p text:style-name="P2">O(n log n)</text:p>
      <text:p text:style-name="P2">O(n^2)</text:p>
      <text:p text:style-name="P2">O(2^n)</text:p>
      <text:p text:style-name="P2">O(n!) <text:s/>(factorial - n*(n-1)*(n-2)... etc.</text:p>
      <text:p text:style-name="Standard"/>
      <text:p text:style-name="Standard"><text:span text:style-name="T5">Logarithms</text:span> - we are in base 2. <text:s/>- </text:p>
      <text:p text:style-name="Standard">- log8 = 3 </text:p>
      <text:p text:style-name="Standard"><text:s text:c="4"/>-&gt; 2 to power of what gives me 8?</text:p>
      <text:p text:style-name="Standard">- log of a number roughly measurs the number of times you can divide that number by 2 before you get a value that is less than or equal to one. </text:p>
      <text:p text:style-name="Standard"/>
      <text:p text:style-name="Standard">Best runtime for <text:span text:style-name="T5">sorting</text:span> is <text:line-break/><text:soft-page-break/>O(n*log n) unfortunately</text:p>
      <text:p text:style-name="Standard"/>
      <text:p text:style-name="Standard"/>
      <text:p text:style-name="P2">Space Complexity</text:p>
      <text:p text:style-name="P2">- refer to it as O(n) space</text:p>
      <text:p text:style-name="Standard">- how much space or memory is needed as size of inputs increase.</text:p>
      <text:p text:style-name="Standard">- Most <text:span text:style-name="T5">primitives</text:span> (booleans, numbers, undefined, null): <text:span text:style-name="T5">constant space:</text:span></text:p>
      <text:p text:style-name="Standard">- <text:span text:style-name="T5">Strings</text:span>: <text:span text:style-name="T5">O(n) </text:span>space where <text:span text:style-name="T5">n is the string length</text:span></text:p>
      <text:p text:style-name="Standard">- <text:span text:style-name="T5">Reference types:</text:span> <text:span text:style-name="T5">O(n),</text:span> where n is the length of <text:span text:style-name="T5">array</text:span> or <text:span text:style-name="T5">keys</text:span> in object. <text:s/>O(n) space and O(n) time (more common to discuss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stem-ui" svg:font-family="system-ui, apple-system, BlinkMacSystemFont, 'Segoe UI', Roboto, Oxygen, Ubuntu, Cantarell, 'Open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10-12T18:44:31.58</meta:creation-date>
    <dc:date>2021-10-13T18:20:31.79</dc:date>
    <dc:creator>Larry Volz</dc:creator>
    <meta:editing-duration>PT1H20M42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4" meta:paragraph-count="69" meta:word-count="642" meta:character-count="3565"/>
  </office:meta>
</office:document-meta>
</file>